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937in" fo:margin-right="0in" fo:line-height="115%" fo:text-indent="-0.3937in" style:auto-text-indent="false">
        <style:tab-stops/>
      </style:paragraph-properties>
      <style:text-properties officeooo:paragraph-rsid="000ef5c5"/>
    </style:style>
    <style:style style:name="P2" style:family="paragraph" style:parent-style-name="Standard">
      <style:paragraph-properties fo:margin-left="0.3937in" fo:margin-right="0in" fo:line-height="115%" fo:text-indent="-0.3937in" style:auto-text-indent="false">
        <style:tab-stops/>
      </style:paragraph-properties>
      <style:text-properties officeooo:paragraph-rsid="000fd163"/>
    </style:style>
    <style:style style:name="P3" style:family="paragraph" style:parent-style-name="Standard">
      <style:paragraph-properties fo:line-height="115%"/>
      <style:text-properties fo:font-size="12pt" fo:language="zxx" fo:country="none" fo:font-weight="bold" officeooo:rsid="00117490" officeooo:paragraph-rsid="00117490" style:font-size-asian="12pt" style:language-asian="zxx" style:country-asian="none" style:font-weight-asian="bold" style:font-size-complex="12pt" style:language-complex="zxx" style:country-complex="none" style:font-weight-complex="bold"/>
    </style:style>
    <style:style style:name="P4" style:family="paragraph" style:parent-style-name="Standard">
      <style:paragraph-properties fo:line-height="115%"/>
      <style:text-properties fo:font-size="12pt" fo:language="zxx" fo:country="none" style:font-size-asian="12pt" style:language-asian="zxx" style:country-asian="none" style:font-size-complex="12pt" style:language-complex="zxx" style:country-complex="none"/>
    </style:style>
    <style:style style:name="P5" style:family="paragraph" style:parent-style-name="Standard">
      <style:paragraph-properties fo:margin-left="0.3937in" fo:margin-right="0in" fo:line-height="115%" fo:text-indent="-0.3937in" style:auto-text-indent="false">
        <style:tab-stops/>
      </style:paragraph-properties>
      <style:text-properties officeooo:paragraph-rsid="000ef5c5"/>
    </style:style>
    <style:style style:name="P6" style:family="paragraph" style:parent-style-name="Standard">
      <style:paragraph-properties fo:margin-left="0.3937in" fo:margin-right="0in" fo:line-height="115%" fo:text-indent="-0.3937in" style:auto-text-indent="false">
        <style:tab-stops/>
      </style:paragraph-properties>
      <style:text-properties officeooo:paragraph-rsid="0010b30c"/>
    </style:style>
    <style:style style:name="P7" style:family="paragraph" style:parent-style-name="Standard">
      <style:paragraph-properties fo:margin-left="0.3937in" fo:margin-right="0in" fo:line-height="115%" fo:text-indent="-0.3937in" style:auto-text-indent="false">
        <style:tab-stops/>
      </style:paragraph-properties>
      <style:text-properties officeooo:paragraph-rsid="00146671"/>
    </style:style>
    <style:style style:name="P8" style:family="paragraph" style:parent-style-name="Standard">
      <style:paragraph-properties fo:margin-left="0.3937in" fo:margin-right="0in" fo:line-height="115%" fo:text-indent="-0.3937in" style:auto-text-indent="false">
        <style:tab-stops/>
      </style:paragraph-properties>
      <style:text-properties fo:font-size="12pt" fo:language="zxx" fo:country="none" style:font-size-asian="12pt" style:language-asian="zxx" style:country-asian="none" style:font-size-complex="12pt" style:language-complex="zxx" style:country-complex="none"/>
    </style:style>
    <style:style style:name="P9" style:family="paragraph" style:parent-style-name="Standard">
      <style:paragraph-properties fo:margin-left="0.3937in" fo:margin-right="0in" fo:line-height="115%" fo:text-indent="-0.3937in" style:auto-text-indent="false">
        <style:tab-stops/>
      </style:paragraph-properties>
      <style:text-properties fo:font-size="12pt" fo:language="zxx" fo:country="none" officeooo:paragraph-rsid="000ef5c5" style:font-size-asian="12pt" style:language-asian="zxx" style:country-asian="none" style:font-size-complex="12pt" style:language-complex="zxx" style:country-complex="none"/>
    </style:style>
    <style:style style:name="P10" style:family="paragraph" style:parent-style-name="Standard">
      <style:paragraph-properties fo:margin-left="0.3937in" fo:margin-right="0in" fo:line-height="115%" fo:text-indent="-0.3937in" style:auto-text-indent="false">
        <style:tab-stops/>
      </style:paragraph-properties>
      <style:text-properties fo:font-size="12pt" fo:language="zxx" fo:country="none" officeooo:paragraph-rsid="000fd163" style:font-size-asian="12pt" style:language-asian="zxx" style:country-asian="none" style:font-size-complex="12pt" style:language-complex="zxx" style:country-complex="none"/>
    </style:style>
    <style:style style:name="T1" style:family="text">
      <style:text-properties fo:font-style="italic"/>
    </style:style>
    <style:style style:name="T2" style:family="text">
      <style:text-properties fo:font-size="11pt" style:font-size-asian="11pt" style:font-size-complex="11pt"/>
    </style:style>
    <style:style style:name="T3" style:family="text">
      <style:text-properties fo:font-size="11pt" fo:font-style="italic" style:font-size-asian="11pt" style:font-size-complex="11pt"/>
    </style:style>
    <style:style style:name="T4" style:family="text">
      <style:text-properties fo:font-size="11pt" fo:language="en" fo:country="US" style:font-size-asian="11pt" style:font-size-complex="11pt"/>
    </style:style>
    <style:style style:name="T5" style:family="text">
      <style:text-properties fo:font-size="11pt" fo:language="en" fo:country="US" fo:font-style="italic" style:font-size-asian="11pt" style:font-size-complex="11pt"/>
    </style:style>
    <style:style style:name="T6" style:family="text">
      <style:text-properties fo:font-size="11pt" fo:language="zxx" fo:country="none" style:font-size-asian="11pt" style:language-asian="zxx" style:country-asian="none" style:font-size-complex="11pt" style:language-complex="zxx" style:country-complex="none"/>
    </style:style>
    <style:style style:name="T7" style:family="text">
      <style:text-properties fo:font-size="11pt" fo:language="zxx" fo:country="none" fo:font-style="italic" style:font-size-asian="11pt" style:language-asian="zxx" style:country-asian="none" style:font-size-complex="11pt" style:language-complex="zxx" style:country-complex="none"/>
    </style:style>
    <style:style style:name="T8" style:family="text">
      <style:text-properties officeooo:rsid="000ef5c5"/>
    </style:style>
    <style:style style:name="T9" style:family="text">
      <style:text-properties fo:language="en" fo:country="US"/>
    </style:style>
    <style:style style:name="T10" style:family="text">
      <style:text-properties fo:language="en" fo:country="US" fo:font-style="italic"/>
    </style:style>
    <style:style style:name="T11" style:family="text">
      <style:text-properties fo:language="en" fo:country="US" officeooo:rsid="000ef5c5"/>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0ef5c5" style:language-asian="zxx" style:country-asian="none" style:language-complex="zxx" style:country-complex="none"/>
    </style:style>
    <style:style style:name="T14" style:family="text">
      <style:text-properties fo:language="zxx" fo:country="none" fo:font-style="italic" style:language-asian="zxx" style:country-asian="none" style:language-complex="zxx" style:country-complex="none"/>
    </style:style>
    <style:style style:name="T15" style:family="text">
      <style:text-properties fo:font-size="12pt" fo:language="zxx" fo:country="none" style:font-size-asian="12pt" style:language-asian="zxx" style:country-asian="none" style:font-size-complex="12pt" style:language-complex="zxx" style:country-complex="none"/>
    </style:style>
    <style:style style:name="T16" style:family="text">
      <style:text-properties fo:font-size="12pt" fo:language="zxx" fo:country="none" officeooo:rsid="000ef5c5" style:font-size-asian="12pt" style:language-asian="zxx" style:country-asian="none" style:font-size-complex="12pt" style:language-complex="zxx" style:country-complex="none"/>
    </style:style>
    <style:style style:name="T17" style:family="text">
      <style:text-properties fo:font-size="12pt" fo:language="zxx" fo:country="none" fo:font-style="italic" style:font-size-asian="12pt" style:language-asian="zxx" style:country-asian="none" style:font-size-complex="12pt" style:language-complex="zxx" style:country-complex="none"/>
    </style:style>
    <style:style style:name="T18"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orks cited</text:p>
      <text:p text:style-name="P4"/>
      <text:p text:style-name="P1"><text:span text:style-name="T15">Bartalesi, Valentina, Carlo Meghini, Daniele Metilli, Mirko Tavoni, and Paola Andriani. 2018. “A Web Application for Exploring Primary Sources: The DanteSources Case Study.” </text:span><text:span text:style-name="T17">Digital Scholarship in the Humanities</text:span><text:span text:style-name="T15"> 33 (4): 705–23. </text:span><text:a xlink:type="simple" xlink:href="https://doi.org/10.1093/llc/fqy002" text:style-name="Internet_20_link" text:visited-style-name="Visited_20_Internet_20_Link"><text:span text:style-name="T15">https://doi.org/10.1093/llc/fqy002</text:span></text:a><text:span text:style-name="T15">.</text:span></text:p>
      <text:p text:style-name="P1"><text:span text:style-name="T15">Barzaghi, Sebastian, Monica Palmirani, and Silvio Peroni. 2020. “Development of an Ontology for Modelling Medieval Manuscripts: The Case of Progetto IRNERIO.” </text:span><text:span text:style-name="T17">Umanistica Digitale</text:span><text:span text:style-name="T15"> 9: 117–40. </text:span><text:a xlink:type="simple" xlink:href="https://doi.org/10.6092/issn.2532-8816/11187" text:style-name="Internet_20_link" text:visited-style-name="Visited_20_Internet_20_Link"><text:span text:style-name="T15">https://doi.org/10.6092/issn.2532-8816/11187</text:span></text:a><text:span text:style-name="T15">.</text:span></text:p>
      <text:p text:style-name="P9">Beckett, Samuel. <text:span text:style-name="T1">L'Innommable / The Unnamable</text:span>: a digital genetic edition (Series 'The Beckett Digital Manuscript Project', module 2). Edited by Dirk Van Hulle, Shane Weller and Vincent Neyt. Brussels: University Press Antwerp (ASP/UPA), 2013. <text:a xlink:type="simple" xlink:href="http://www.beckettarchive.org/" text:style-name="Internet_20_link" text:visited-style-name="Visited_20_Internet_20_Link">http://www.beckettarchive.org</text:a>.</text:p>
      <text:p text:style-name="P9">Bleier, Roman, Martina Bürgermeister, Helmut W. Klug, Frederike Neuber, and Gerlinde Schneider, eds. 2018. <text:span text:style-name="T1">Digital Scholarly Editions as Interfaces</text:span>. Norderstedt: BoD.</text:p>
      <text:p text:style-name="P1"><text:span text:style-name="T15">Bludau, M.-J., V. Brüggemann, A. Busch, and M. Dörk. 2020. “Reading Traces: Scalable Exploration in Elastic Visualizations of Cultural Heritage Data.” </text:span><text:span text:style-name="T17">Computer Graphics Forum</text:span><text:span text:style-name="T15"> 39 (3): 77–87. </text:span><text:a xlink:type="simple" xlink:href="https://doi.org/10.1111/cgf.13964" text:style-name="Internet_20_link" text:visited-style-name="Visited_20_Internet_20_Link"><text:span text:style-name="T15">https://doi.org/10.1111/cgf.13964</text:span></text:a><text:span text:style-name="T15">.</text:span></text:p>
      <text:p text:style-name="P9">Broyles, Paul A. 2020. “Digital Editions and Version Numbering.” <text:span text:style-name="T1">Digital Humanities Quarterly</text:span> 014 (2).</text:p>
      <text:p text:style-name="P1"><text:span text:style-name="T15">Bürgermeister, Martina. 2020. “An  Empirical Study of  Versioning in  Digital Scholarly Editions.” Presented at the AIUCD 2020 - La svolta inevitabile: sfide e prospettive per l’Informatica Umanistica. </text:span><text:a xlink:type="simple" xlink:href="https://convegni.unicatt.it/aiucd-Buergermeister.pdf" text:style-name="Internet_20_link" text:visited-style-name="Visited_20_Internet_20_Link"><text:span text:style-name="T15">https://convegni.unicatt.it/aiucd-Buergermeister.pdf</text:span></text:a><text:span text:style-name="T15">.</text:span></text:p>
      <text:p text:style-name="P1"><text:span text:style-name="T15">Camps, Jean-Baptiste. 2018. “Où va la philologie numérique ?” </text:span><text:span text:style-name="T17">LHT Fabula</text:span><text:span text:style-name="T15">. </text:span><text:a xlink:type="simple" xlink:href="https://www.fabula.org:443/lht/20/camps.html" text:style-name="Internet_20_link" text:visited-style-name="Visited_20_Internet_20_Link"><text:span text:style-name="T15">https://www.fabula.org:443/lht/20/camps.html</text:span></text:a><text:span text:style-name="T15">.</text:span></text:p>
      <text:p text:style-name="P1"><text:span text:style-name="T15">Dante Alighieri </text:span><text:span text:style-name="T17">Commedia</text:span><text:span text:style-name="T15">. A Digital Edition. Edited by Prue Shaw. Second Edition, 2021. Fondazione Ezio Franceschini, Firenze. Inkless Editions, Saskatoon. <text:s/></text:span><text:a xlink:type="simple" xlink:href="https://www.dantecommedia.it/" text:style-name="Internet_20_link" text:visited-style-name="Visited_20_Internet_20_Link"><text:span text:style-name="T15">https://www.dantecommedia.it</text:span></text:a><text:span text:style-name="T15">.</text:span></text:p>
      <text:p text:style-name="P1"><text:span text:style-name="T15">Dillen, Wout, and Vincent Neyt. 2016. “Digital Scholarly Editing within the Boundaries of Copyright Restrictions.” </text:span><text:span text:style-name="T17">Digital Scholarship in the Humanities</text:span><text:span text:style-name="T15"> 31 (4): 785–96. </text:span><text:a xlink:type="simple" xlink:href="https://doi.org/10.1093/llc/fqw011" text:style-name="Internet_20_link" text:visited-style-name="Visited_20_Internet_20_Link"><text:span text:style-name="T15">https://doi.org/10.1093/llc/fqw011</text:span></text:a><text:span text:style-name="T15">.</text:span></text:p>
      <text:p text:style-name="P1"><text:span text:style-name="T15">Dumont, Stefan. 2016. “CorrespSearch – Connecting Scholarly Editions of Letters.” </text:span><text:span text:style-name="T17">Journal of the Text Encoding Initiative</text:span><text:span text:style-name="T15">, no. Issue 10. </text:span><text:a xlink:type="simple" xlink:href="https://doi.org/10.4000/jtei.1742" text:style-name="Internet_20_link" text:visited-style-name="Visited_20_Internet_20_Link"><text:span text:style-name="T15">https://doi.org/10.4000/jtei.1742</text:span></text:a><text:span text:style-name="T15">.</text:span></text:p>
      <text:p text:style-name="P6"><text:span text:style-name="T15">Jänicke, Stefan, Annette Geßner, Greta Franzini, Melissa Terras, Simon Mahony, Gerik Scheuermann, “TRAViz: A Visualization for Variant Graphs”, </text:span><text:span text:style-name="Emphasis"><text:span text:style-name="T15">Digital Scholarship in the Humanities</text:span></text:span><text:span text:style-name="T15">, Volume 30, Issue suppl_1, December 2015. </text:span><text:a xlink:type="simple" xlink:href="https://doi.org/10.1093/llc/fqv049" text:style-name="Internet_20_link" text:visited-style-name="Visited_20_Internet_20_Link"><text:span text:style-name="T15">https://doi.org/10.1093/llc/fqv049</text:span></text:a></text:p>
      <text:p text:style-name="P1"><text:span text:style-name="T18">Johann Wolfgang Goethe: Faust. Historisch-kritische Edition</text:span><text:span text:style-name="T15">. Herausgegeben von Anne Bohnenkamp, Silke Henke und Fotis Jannidis unter Mitarbeit von Gerrit Brüning, Katrin Henzel, Christoph Leijser, Gregor Middell, Dietmar Pravida, Thorsten Vitt und Moritz Wissenbach. Version 1.2 RC. Frankfurt am Main / Weimar / Würzburg 2019, Projekt / Danksagung, URL: </text:span><text:a xlink:type="simple" xlink:href="http://v1-2.faustedition.net/credits" text:style-name="Internet_20_link" text:visited-style-name="Visited_20_Internet_20_Link"><text:span text:style-name="T15">http://v1-2.faustedition.net/credits</text:span></text:a><text:span text:style-name="T15">. </text:span></text:p>
      <text:p text:style-name="P1"><text:span text:style-name="T15">Losada Palenzuela, José Luis. 2021. “Digital Editions with TEI.” In </text:span><text:span text:style-name="T17">Humanistyka Cyfrowa Dla Przyszłości</text:span><text:span text:style-name="T15">. </text:span><text:a xlink:type="simple" xlink:href="http://phc.uni.wroc.pl/interreg/w/losada/" text:style-name="Internet_20_link" text:visited-style-name="Visited_20_Internet_20_Link"><text:span text:style-name="T15">http://phc.uni.wroc.pl/interreg/w/losada/</text:span></text:a><text:span text:style-name="T15">.</text:span></text:p>
      <text:p text:style-name="P9">Mancinelli, Tiziana, and Elena Pierazzo. 2020. <text:span text:style-name="T1">Che cos’è un’edizione scientifica digitale</text:span>. Roma: Carocci.</text:p>
      <text:p text:style-name="P2"><text:span text:style-name="T16">N</text:span><text:span text:style-name="T15">ury, Elisa, and Elena Spadini. 2020. “From Giant Despair to a New Heaven: The Early Years of Automatic Collation.” </text:span><text:span text:style-name="T17">It - Information Technology</text:span><text:span text:style-name="T15"> 62 (2): 61–73. </text:span><text:a xlink:type="simple" xlink:href="https://doi.org/10.1515/itit-2019-0047" text:style-name="Internet_20_link" text:visited-style-name="Visited_20_Internet_20_Link"><text:span text:style-name="T15">https://doi.org/10.1515/itit-2019-0047</text:span></text:a><text:span text:style-name="T15">.</text:span></text:p>
      <text:p text:style-name="P2"><text:span text:style-name="T15">Pierazzo, Elena. 2011. “A Rationale of Digital Documentary Editions.” </text:span><text:span text:style-name="T17">Literary and Linguistic Computing</text:span><text:span text:style-name="T15"> 26 (4): 463–77. </text:span><text:a xlink:type="simple" xlink:href="https://doi.org/10.1093/llc/fqr033" text:style-name="Internet_20_link" text:visited-style-name="Visited_20_Internet_20_Link"><text:span text:style-name="T15">https://doi.org/10.1093/llc/fqr033</text:span></text:a><text:span text:style-name="T15">.</text:span></text:p>
      <text:p text:style-name="P2"><text:soft-page-break/><text:span text:style-name="T15">Pierazzo, Elena. 2019. “What Future for Digital Scholarly Editions? From Haute Couture to Prêt-à-Porter.” </text:span><text:span text:style-name="T17">International Journal of Digital Humanities</text:span><text:span text:style-name="T15"> 1 (2): 209–20. </text:span><text:a xlink:type="simple" xlink:href="https://doi.org/10.1007/s42803-019-00019-3" text:style-name="Internet_20_link" text:visited-style-name="Visited_20_Internet_20_Link"><text:span text:style-name="T15">https://doi.org/10.1007/s42803-019-00019-3</text:span></text:a><text:span text:style-name="T15">.</text:span></text:p>
      <text:p text:style-name="P2"><text:span text:style-name="T15">Pierazzo, Elena, and Matthew James Driscoll, eds. 2016. </text:span><text:span text:style-name="T17">Digital Scholarly Editing: Theories and Practices</text:span><text:span text:style-name="T15">. Open Book Publishers. </text:span><text:a xlink:type="simple" xlink:href="https://doi.org/10.11647/OBP.0095" text:style-name="Internet_20_link" text:visited-style-name="Visited_20_Internet_20_Link"><text:span text:style-name="T15">https://doi.org/10.11647/OBP.0095</text:span></text:a><text:span text:style-name="T15">.</text:span></text:p>
      <text:p text:style-name="P10">Price, Kenneth M. 2009. “Edition, Project, Database, Archive, Thematic Research Collection: What’s in a Name?” <text:span text:style-name="T1">Digital Humanities Quarterly</text:span> 003 (3).</text:p>
      <text:p text:style-name="P2"><text:span text:style-name="T15">Robinson, Peter. 2016. “The Digital Revolution in Scholarly Editing.” In </text:span><text:span text:style-name="T17">Ars Edendi Lecture Series</text:span><text:span text:style-name="T15">, edited by Barbara Crostini, Gunilla Iversen, and Brian M. Jensen. Vol. IV. Stockholm University Press. </text:span><text:a xlink:type="simple" xlink:href="https://www.stockholmuniversitypress.se/site/chapters/10.16993/baj.h/" text:style-name="Internet_20_link" text:visited-style-name="Visited_20_Internet_20_Link"><text:span text:style-name="T15">https://www.stockholmuniversitypress.se/site/chapters/10.16993/baj.h/</text:span></text:a><text:span text:style-name="T15">.</text:span></text:p>
      <text:p text:style-name="P7"><text:span text:style-name="T15">Roeder, Torsten. “Review of Juxta Web Service, LERA, and Variance Viewer. Web based collation tools for TEI.” </text:span><text:span text:style-name="T17">RIDE</text:span><text:span text:style-name="T15"> 11 (2020). </text:span><text:a xlink:type="simple" xlink:href="https://doi.org/10.18716/ride.a.11.5" text:style-name="Internet_20_link" text:visited-style-name="Visited_20_Internet_20_Link"><text:span text:style-name="T15">https://doi.org/10.18716/ride.a.11.5</text:span></text:a><text:span text:style-name="T15">. <text:s/></text:span></text:p>
      <text:p text:style-name="P2"><text:span text:style-name="T15">Romanello, Matteo. 2020. “Partager le texte (DTS): rendre ses données interopérables.” </text:span><text:a xlink:type="simple" xlink:href="https://doi.org/10.5281/zenodo.4323125" text:style-name="Internet_20_link" text:visited-style-name="Visited_20_Internet_20_Link"><text:span text:style-name="T15">https://doi.org/10.5281/zenodo.4323125</text:span></text:a><text:span text:style-name="T15">.</text:span></text:p>
      <text:p text:style-name="P2"><text:span text:style-name="T15">Sahle, Patrick. 2017. “What Is a Scholarly Digital Edition?” In </text:span><text:span text:style-name="T17">Digital Scholarly Editing : Theories and Practices</text:span><text:span text:style-name="T15">, edited by Matthew James Driscoll and Elena Pierazzo, 19–39. Digital Humanities Series. Cambridge: Open Book Publishers. </text:span><text:a xlink:type="simple" xlink:href="http://books.openedition.org/obp/3397" text:style-name="Internet_20_link" text:visited-style-name="Visited_20_Internet_20_Link"><text:span text:style-name="T15">http://books.openedition.org/obp/3397</text:span></text:a><text:span text:style-name="T15">.</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2T12:51:41.564026706</meta:creation-date>
    <dc:date>2022-03-30T22:14:24.277737380</dc:date>
    <meta:editing-duration>PT34M1S</meta:editing-duration>
    <meta:editing-cycles>11</meta:editing-cycles>
    <meta:generator>LibreOffice/6.4.7.2$Linux_X86_64 LibreOffice_project/40$Build-2</meta:generator>
    <meta:document-statistic meta:table-count="0" meta:image-count="0" meta:object-count="0" meta:page-count="2" meta:paragraph-count="25" meta:word-count="579" meta:character-count="4821" meta:non-whitespace-character-count="4267"/>
  </office:meta>
</office:document-meta>
</file>